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8-30T19:43:08.43445" calcext:value-type="date">
            <text:p>30 août 2025 - 19:43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+</text:p>
          </table:table-cell>
          <table:table-cell table:number-columns-repeated="2" table:style-name="ce27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19:42:39.346828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8-30T19:44:04.407917241</dc:date>
    <meta:editing-duration>P2DT17H33M21S</meta:editing-duration>
    <meta:editing-cycles>140</meta:editing-cycles>
    <meta:generator>LibreOffice/25.2.5.2$Linux_X86_64 LibreOffice_project/520$Build-2</meta:generator>
    <meta:print-date>2025-03-30T18:20:46.701524006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